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286cm" svg:x="4.937cm" svg:y="8.62cm">
          <text:p text:style-name="P1"><text:span text:style-name="T1">Jupy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21cm" svg:height="2.286cm" svg:x="1.635cm" svg:y="7.223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2.286cm" svg:x="8.62cm" svg:y="9.636cm">
          <text:p text:style-name="P1"><text:span text:style-name="T1">IRemote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2.286cm" svg:x="12.684cm" svg:y="11.287cm">
          <text:p text:style-name="P1"><text:span text:style-name="T1">RaspberryPi</text:span></text:p>
          <text:p text:style-name="P1"><text:span text:style-name="T1">IPython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937cm" svg:y1="7.604cm" svg:x2="6.334cm" svg:y2="8.493cm">
          <text:p/>
        </draw:line>
        <draw:line draw:style-name="gr2" draw:text-style-name="P2" draw:layer="layout" svg:x1="8.239cm" svg:y1="8.566cm" svg:x2="9.636cm" svg:y2="9.455cm">
          <text:p/>
        </draw:line>
        <draw:line draw:style-name="gr2" draw:text-style-name="P2" draw:layer="layout" svg:x1="12.557cm" svg:y1="10.271cm" svg:x2="13.954cm" svg:y2="11.16cm">
          <text:p/>
        </draw:line>
        <draw:frame draw:style-name="gr3" draw:layer="layout" svg:width="2.161cm" svg:height="0.962cm" svg:x="5.572cm" svg:y="7.277cm">
          <draw:text-box>
            <text:p>HTTP</text:p>
          </draw:text-box>
        </draw:frame>
        <draw:frame draw:style-name="gr3" draw:layer="layout" svg:width="1.916cm" svg:height="0.962cm" svg:x="9.001cm" svg:y="7.985cm">
          <draw:text-box>
            <text:p>ZMQ</text:p>
          </draw:text-box>
        </draw:frame>
        <draw:frame draw:style-name="gr4" draw:layer="layout" svg:width="1.806cm" svg:height="1.597cm" svg:x="13.319cm" svg:y="9.763cm">
          <draw:text-box>
            <text:p>S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22:06:39.331070164</meta:creation-date>
    <dc:date>2016-05-23T22:12:27.807168857</dc:date>
    <meta:editing-duration>PT54S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